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6.352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6.013cm"/>
    </style:style>
    <style:style style:name="gr8" style:family="graphic" style:parent-style-name="standard">
      <style:graphic-properties draw:stroke="none" svg:stroke-color="#000000" draw:fill="none" draw:fill-color="#ffffff" draw:auto-grow-height="true" draw:auto-grow-width="false" fo:max-height="0cm" fo:min-height="7.878cm"/>
    </style:style>
    <style:style style:name="gr9" style:family="graphic" style:parent-style-name="standard">
      <style:graphic-properties draw:stroke="none" svg:stroke-color="#000000" draw:fill="none" draw:fill-color="#ffffff" draw:auto-grow-height="true" draw:auto-grow-width="false" fo:max-height="0cm" fo:min-height="5.084cm"/>
    </style:style>
    <style:style style:name="gr10" style:family="graphic" style:parent-style-name="standard">
      <style:graphic-properties draw:stroke="none" svg:stroke-color="#000000" draw:fill="none" draw:fill-color="#ffffff" draw:auto-grow-height="true" draw:auto-grow-width="false" fo:max-height="0cm" fo:min-height="4.99cm"/>
    </style:style>
    <style:style style:name="gr11"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text-underline-style="solid" style:text-underline-width="auto" style:text-underline-color="font-color" style:font-size-asian="28pt" style:font-size-complex="28pt"/>
    </style:style>
    <style:style style:name="P3" style:family="paragraph">
      <loext:graphic-properties draw:fill-color="#ffffff"/>
    </style:style>
    <style:style style:name="P4" style:family="paragraph">
      <loext:graphic-properties draw:fill="none" draw:fill-color="#ffffff"/>
      <style:paragraph-properties fo:text-align="center"/>
      <style:text-properties style:font-name="Segoe UI Semibold" fo:font-size="22pt" style:font-size-asian="22pt" style:font-size-complex="22pt"/>
    </style:style>
    <style:style style:name="T1" style:family="text">
      <style:text-properties style:font-name="Segoe UI Semibold" fo:font-size="28pt" fo:language="none" fo:country="none" style:text-underline-style="solid" style:text-underline-width="auto" style:text-underline-color="font-color" style:font-size-asian="28pt" style:language-asian="none" style:country-asian="none" style:font-size-complex="28pt" style:language-complex="none" style:country-complex="none"/>
    </style:style>
    <style:style style:name="T2" style:family="text">
      <style:text-properties style:font-name="Segoe UI" fo:font-size="32pt" fo:language="none" fo:country="none" style:text-underline-style="none" fo:font-weight="bold" style:font-size-asian="32pt" style:language-asian="none" style:country-asian="none" style:font-weight-asian="bold" style:font-size-complex="32pt" style:language-complex="none" style:country-complex="none" style:font-weight-complex="bold"/>
    </style:style>
    <style:style style:name="T3"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 style:family="text">
      <style:text-properties fo:color="#20808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 style:family="text">
      <style:text-properties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1.016cm">
          <draw:text-box>
            <text:p text:style-name="P1"><text:span text:style-name="T1">HOLY GOSPEL</text:span></text:p>
            <text:p text:style-name="P1"><text:span text:style-name="T2">Mark 5:21-4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4" draw:layer="layout" svg:width="24.384cm" svg:height="4.76cm" svg:x="1.778cm" svg:y="1.016cm">
          <draw:text-box>
            <text:p><text:span text:style-name="T3">21</text:span><text:span text:style-name="T4">And when Jesus had crossed again in the boat to the other side, a great crowd gathered about him, and he was beside the sea.</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4" draw:layer="layout" svg:width="24.638cm" svg:height="6.602cm" svg:x="1.753cm" svg:y="0.881cm">
          <draw:text-box>
            <text:p><text:span text:style-name="T3">22</text:span><text:span text:style-name="T4">Then came one of the rulers of the synagogue, Jairus by name, and seeing him, he fell at his feet </text:span><text:span text:style-name="T3">23</text:span><text:span text:style-name="T4">and implored him earnestly, saying, “My little daughter is at the point of death.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4" draw:layer="layout" svg:width="24.638cm" svg:height="6.604cm" svg:x="1.778cm" svg:y="1.016cm">
          <draw:text-box>
            <text:p><text:span text:style-name="T4">Come and lay your hands on her, so that she may be made well and live.”</text:span></text:p>
            <text:p><text:span text:style-name="T3">24</text:span><text:span text:style-name="T4">And he went with him. And a great crowd followed him and thronged about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6" draw:text-style-name="P4" draw:layer="layout" svg:width="24.384cm" svg:height="7.766cm" svg:x="1.778cm" svg:y="1.016cm">
          <draw:text-box>
            <text:p><text:span text:style-name="T3">25</text:span><text:span text:style-name="T4">And there was a woman who had had a discharge of blood for twelve years, </text:span><text:span text:style-name="T3">26</text:span><text:span text:style-name="T4">and who had suffered much under many physicians, and had spent all that she had, and was no better but rather grew wors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6" draw:text-style-name="P4" draw:layer="layout" svg:width="24.384cm" svg:height="7.766cm" svg:x="1.778cm" svg:y="1.016cm">
          <draw:text-box>
            <text:p><text:span text:style-name="T5">27</text:span><text:span text:style-name="T6">She had heard the reports about Jesus and came up behind him in the crowd and touched his garment.</text:span></text:p>
            <text:p><text:span text:style-name="T5">28</text:span><text:span text:style-name="T6">For she said, “If I touch even his garments, I will be made well.”</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3" draw:text-style-name="P4" draw:layer="layout" svg:width="24.384cm" svg:height="4.76cm" svg:x="1.778cm" svg:y="1.016cm">
          <draw:text-box>
            <text:p><text:span text:style-name="T3">29</text:span><text:span text:style-name="T4">And immediately the flow of blood dried up, and she felt in her body that she was healed of her diseas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7" draw:text-style-name="P4" draw:layer="layout" svg:width="24.384cm" svg:height="6.263cm" svg:x="1.778cm" svg:y="1.016cm">
          <draw:text-box>
            <text:p><text:span text:style-name="T3">30</text:span><text:span text:style-name="T4">And Jesus, perceiving in himself that power had gone out from him, immediately turned about in the crowd and said, “Who touched my garment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6" draw:text-style-name="P4" draw:layer="layout" svg:width="24.638cm" svg:height="7.766cm" svg:x="1.778cm" svg:y="1.016cm">
          <draw:text-box>
            <text:p><text:span text:style-name="T3">31</text:span><text:span text:style-name="T4">And his disciples said to him, “You see the crowd pressing around you, and yet you say, ‘Who touched me?’”</text:span></text:p>
            <text:p><text:span text:style-name="T3">32</text:span><text:span text:style-name="T4">And he looked around to see who had done it.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3" draw:text-style-name="P4" draw:layer="layout" svg:width="24.384cm" svg:height="4.76cm" svg:x="1.778cm" svg:y="1.016cm">
          <draw:text-box>
            <text:p><text:span text:style-name="T3">33</text:span><text:span text:style-name="T6">But the woman, knowing what had happened to her, came in fear and trembling and fell down before him and told him the whole truth.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3" draw:text-style-name="P4" draw:layer="layout" svg:width="24.384cm" svg:height="4.76cm" svg:x="1.778cm" svg:y="1.016cm">
          <draw:text-box>
            <text:p><text:span text:style-name="T3">34</text:span><text:span text:style-name="T4">And he said to her, “Daughter, your faith has made you well; go in peace, and be healed of your disease.”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7" draw:text-style-name="P4" draw:layer="layout" svg:width="24.384cm" svg:height="6.263cm" svg:x="1.778cm" svg:y="0.856cm">
          <draw:text-box>
            <text:p><text:span text:style-name="T3">35</text:span><text:span text:style-name="T6">While he was still speaking, there came from the ruler's house some who said, “Your daughter is dead. Why trouble the Teacher any further?”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8" draw:text-style-name="P4" draw:layer="layout" svg:width="24.384cm" svg:height="8.128cm" svg:x="1.778cm" svg:y="1.016cm">
          <draw:text-box>
            <text:p><text:span text:style-name="T3">36</text:span><text:span text:style-name="T4">But overhearing what they said, Jesus said to the ruler of the synagogue, “Do not fear, only believe.” </text:span><text:span text:style-name="T3">37</text:span><text:span text:style-name="T4">And he allowed no one to follow him except Peter and James and John the brother of James.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9" draw:text-style-name="P4" draw:layer="layout" svg:width="24.384cm" svg:height="5.334cm" svg:x="2.032cm" svg:y="1.016cm">
          <draw:text-box>
            <text:p><text:span text:style-name="T3">38</text:span><text:span text:style-name="T4">They came to the house of the ruler of the synagogue, and Jesus saw a commotion, people weeping and wailing loudly. </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0" draw:text-style-name="P4" draw:layer="layout" svg:width="24.384cm" svg:height="5.24cm" svg:x="2.032cm" svg:y="0.856cm">
          <draw:text-box>
            <text:p><text:span text:style-name="T3">39</text:span><text:span text:style-name="T4">And when he had entered, he said to them, “Why are you making a commotion and weeping? The child is not dead but sleeping.” </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11" draw:text-style-name="P4" draw:layer="layout" svg:width="24.384cm" svg:height="6.35cm" svg:x="1.778cm" svg:y="1.016cm">
          <draw:text-box>
            <text:p><text:span text:style-name="T3">40</text:span><text:span text:style-name="T4">And they laughed at him. But he put them all outside and took the child's father and mother and those who were with him and went in where the child was.</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3" draw:text-style-name="P4" draw:layer="layout" svg:width="24.384cm" svg:height="4.76cm" svg:x="1.778cm" svg:y="1.016cm">
          <draw:text-box>
            <text:p><text:span text:style-name="T3">41</text:span><text:span text:style-name="T4">Taking her by the hand he said to her, “Talitha cumi,” which means, “Little girl, I say to you, arise.”</text:span></text:p>
          </draw:text-box>
        </draw:frame>
        <presentation:notes draw:style-name="dp2">
          <draw:page-thumbnail draw:style-name="gr2"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7" draw:text-style-name="P4" draw:layer="layout" svg:width="24.384cm" svg:height="6.263cm" svg:x="1.778cm" svg:y="1.016cm">
          <draw:text-box>
            <text:p><text:span text:style-name="T3">42</text:span><text:span text:style-name="T4">And immediately the girl got up and began walking (for she was twelve years of age), and they were immediately overcome with amazement.</text:span></text:p>
          </draw:text-box>
        </draw:frame>
        <presentation:notes draw:style-name="dp2">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3" draw:text-style-name="P4" draw:layer="layout" svg:width="24.384cm" svg:height="4.76cm" svg:x="1.778cm" svg:y="1.016cm">
          <draw:text-box>
            <text:p><text:span text:style-name="T3">43</text:span><text:span text:style-name="T4">And he strictly charged them that no one should know this, and told them to give her something to eat.</text:span></text:p>
          </draw:text-box>
        </draw:frame>
        <presentation:notes draw:style-name="dp2">
          <draw:page-thumbnail draw:style-name="gr2"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6T23:14:04.124000000</meta:creation-date>
    <dc:title>Blue template</dc:title>
    <meta:editing-duration>PT6M17S</meta:editing-duration>
    <meta:editing-cycles>4</meta:editing-cycles>
    <meta:generator>LibreOffice/6.0.1.1$Windows_X86_64 LibreOffice_project/60bfb1526849283ce2491346ed2aa51c465abfe6</meta:generator>
    <dc:date>2018-06-27T10:24:17.199000000</dc:date>
    <meta:document-statistic meta:object-count="78"/>
  </office:meta>
</office:document-meta>
</file>